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in" style:rel-column-width="7097*"/>
    </style:style>
    <style:style style:name="Table1.B" style:family="table-column">
      <style:table-column-properties style:column-width="5.1285in" style:rel-column-width="48533*"/>
    </style:style>
    <style:style style:name="Table1.C" style:family="table-column">
      <style:table-column-properties style:column-width="1.0465in" style:rel-column-width="9905*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style:font-name="Times New Roman1" officeooo:rsid="00149549" officeooo:paragraph-rsid="00149549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weight="normal" officeooo:rsid="00149549" officeooo:paragraph-rsid="00149549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6.9398in" style:type="right"/>
        </style:tab-stops>
      </style:paragraph-properties>
      <style:text-properties style:font-name="Times New Roman1" fo:font-weight="bold" officeooo:rsid="00149549" officeooo:paragraph-rsid="0014954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149549" officeooo:paragraph-rsid="001495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149549" officeooo:paragraph-rsid="001495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49549" officeooo:paragraph-rsid="00149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49549" officeooo:paragraph-rsid="00149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1" fo:font-weight="normal" officeooo:rsid="00156daa" officeooo:paragraph-rsid="00156daa" style:font-weight-asian="normal" style:font-weight-complex="normal"/>
    </style:style>
    <style:style style:name="P10" style:family="paragraph" style:parent-style-name="Standard">
      <style:text-properties style:font-name="Times New Roman1" officeooo:rsid="00161485" officeooo:paragraph-rsid="00161485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56daa" officeooo:paragraph-rsid="00156d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56daa" officeooo:paragraph-rsid="00156d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156daa" officeooo:paragraph-rsid="00156d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56d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ilian Siemers</text:p>
      <text:p text:style-name="P10">Buitenlust 131</text:p>
      <text:p text:style-name="P10">1111JR Diemen</text:p>
      <text:p text:style-name="P10">Niederlande</text:p>
      <text:p text:style-name="P1"/>
      <text:p text:style-name="P1">SMS Siemers-Medien-Service</text:p>
      <text:p text:style-name="P1">Pater-Stephan-Weg 4</text:p>
      <text:p text:style-name="P1">83236 Übersee</text:p>
      <text:p text:style-name="P1"/>
      <text:p text:style-name="P1"/>
      <text:p text:style-name="P9">21.05.2019</text:p>
      <text:p text:style-name="P3">Rechnung<text:tab/>Nr: 2019-0<text:span text:style-name="T1">2</text:span></text:p>
      <text:p text:style-name="P2"/>
      <text:p text:style-name="P2">Ich erlaube mir, die folgenden Dienstleistungen mit 40€ pro Arbeitsstunde in Rechnung zu stellen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tunden</text:p>
          </table:table-cell>
          <table:table-cell table:style-name="Table1.A1" office:value-type="string">
            <text:p text:style-name="P5">Tätigkeitsbeschreibung</text:p>
          </table:table-cell>
          <table:table-cell table:style-name="Table1.A1" office:value-type="string">
            <text:p text:style-name="P5">Einzelposten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Begrenzung der Bevölkerung auf 5000, Aktualisierung der Statistiken</text:p>
          </table:table-cell>
          <table:table-cell table:style-name="Table1.A2" office:value-type="string">
            <text:p text:style-name="P12">120€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Hinzufügen von Statistiken für Gemeindegrundsteuereinnahmen</text:p>
          </table:table-cell>
          <table:table-cell table:style-name="Table1.A2" office:value-type="string">
            <text:p text:style-name="P12">40€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4">Summe:</text:p>
          </table:table-cell>
          <table:table-cell table:style-name="Table1.A1" office:value-type="string">
            <text:p text:style-name="P5"><text:span text:style-name="T1">160</text:span>€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itte überweisen Sie die genannte Summe unter Benutzung der Ihnen vorliegenden Kontoverbindung.</text:p>
      <text:p text:style-name="P2"/>
      <text:p text:style-name="P2">Ich freue mich auf unsere nächste Zusammenarbeit!</text:p>
      <text:p text:style-name="P2"/>
      <text:p text:style-name="P2"/>
      <text:p text:style-name="P2"/>
      <text:p text:style-name="P2"/>
      <text:p text:style-name="P2">Mit freundlichen Grüßen,</text:p>
      <text:p text:style-name="P2">Maximilian Siem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8:48.550612987</meta:creation-date>
    <dc:title>Times</dc:title>
    <meta:editing-duration>PT4M33S</meta:editing-duration>
    <meta:editing-cycles>4</meta:editing-cycles>
    <meta:generator>LibreOffice/6.2.3.2$Linux_X86_64 LibreOffice_project/20$Build-2</meta:generator>
    <dc:date>2019-05-21T22:00:09.201431798</dc:date>
    <meta:document-statistic meta:table-count="1" meta:image-count="0" meta:object-count="0" meta:page-count="1" meta:paragraph-count="26" meta:word-count="78" meta:character-count="614" meta:non-whitespace-character-count="562"/>
    <meta:template xlink:type="simple" xlink:actuate="onRequest" xlink:title="Times" xlink:href="../../../../Templates/Times.ott" meta:date="2019-02-27T22:58:47.536800209"/>
  </office:meta>
</office:document-meta>
</file>